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">
      <style:text-properties fo:color="#000000" fo:font-weight="normal" style:font-weight-asian="normal" style:font-weight-complex="normal"/>
    </style:style>
    <style:style style:name="P30" style:family="paragraph" style:parent-style-name="Standard" style:list-style-name="L2"/>
    <style:style style:name="P31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ff99" fo:font-weight="bold" style:font-weight-asian="bold" style:font-weight-complex="bold"/>
    </style:style>
    <style:style style:name="T3" style:family="text">
      <style:text-properties fo:color="#33ff99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33ff99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fo:color="#33ff99"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11" style:family="text">
      <style:text-properties style:use-window-font-color="true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Strong_20_Emphasis">Project Roadmap: Real-Time Stock Trading App (Demo Funds)</text:span></text:h>
      <text:p text:style-name="Horizontal_20_Line"/>
      <text:h text:style-name="Heading_20_3" text:outline-level="3"><text:span text:style-name="Strong_20_Emphasis">Phase 1: Project Planning &amp; Setup</text:span></text:h>
      <text:p text:style-name="Text_20_body"><text:span text:style-name="Strong_20_Emphasis">Objective:</text:span></text:p>
      <text:list xml:id="list6791501471237680166" text:style-name="L1">
        <text:list-item>
          <text:p text:style-name="P1">Define project requirements and set up the the development environment.</text:p>
        </text:list-item>
      </text:list>
      <text:h text:style-name="Heading_20_4" text:outline-level="4">Tasks:</text:h>
      <text:p text:style-name="Text_20_body"><text:span text:style-name="Strong_20_Emphasis"><text:span text:style-name="T7">Define MVP Features</text:span></text:span><text:span text:style-name="T7"> (Core functionality): </text:span><text:span text:style-name="T4">COMPLETE</text:span></text:p>
      <text:p text:style-name="P31"><text:span text:style-name="T1">1.</text:span> Customer register/login – User Authentication</text:p>
      <text:p text:style-name="P31"><text:span text:style-name="T1">2.</text:span> API integration - <text:s/>Real time stock prices and market movements</text:p>
      <text:p text:style-name="P31"><text:span text:style-name="T1">3.</text:span> 'Demo or mock' money – Users can buy and sell shares with 'mock' money to experience stock trading</text:p>
      <text:p text:style-name="Standard"><text:span text:style-name="T11">4. </text:span><text:span text:style-name="T9">Portfolio and Trade history – Users can view their portfolio, trade history and their current value of investments</text:span></text:p>
      <text:list xml:id="list7343591830218837973" text:style-name="L2">
        <text:list-header>
          <text:p text:style-name="P30"><text:span text:style-name="Strong_20_Emphasis"><text:span text:style-name="T10"/></text:span></text:p>
        </text:list-header>
      </text:list>
      <text:p text:style-name="Standard"><text:span text:style-name="Strong_20_Emphasis"><text:span text:style-name="T7">Create User Stories &amp; Use Cases</text:span></text:span><text:span text:style-name="T7">: </text:span><text:span text:style-name="T4">COMPLETE</text:span></text:p>
      <text:p text:style-name="Standard"><text:span text:style-name="T1">User story 1. </text:span>“As a user, I want to be able to search for shares in well known companies and see the current buy and sell price.”</text:p>
      <text:p text:style-name="Standard"/>
      <text:p text:style-name="Standard"><text:span text:style-name="T1">User story 2. </text:span>“As a user, I want to be able to register a customer specific account so that my trades are saved and can be reviewed and analysed whenever I log in.”</text:p>
      <text:p text:style-name="Standard"/>
      <text:p text:style-name="Standard"><text:span text:style-name="T1">User story 3. </text:span>“As a new user, I want to receive a “mock or demo” balance of funds to start practising with so that I don't have to trade with my own money”</text:p>
      <text:p text:style-name="Standard"/>
      <text:p text:style-name="Standard"><text:span text:style-name="T1">User story 4. </text:span>“As a user, I want an intuitive dashboard so that I can easily identify my current portfolio value, my current remaining funds that are uncommitted and my current top investment holdings”</text:p>
      <text:p text:style-name="Standard"/>
      <text:p text:style-name="Standard"><text:span text:style-name="T1">User story 5. </text:span>“As a user, I want to be able to access a portfolio dashboard to see the exact shares that I own including what companies, the amount per investment, the value per share and the total value of that specific investment”</text:p>
      <text:p text:style-name="Standard"/>
      <text:p text:style-name="Standard"><text:span text:style-name="T1">User story 6. </text:span>“As a user, I want the app to confirm completed transactions I.e buy and sell interactions”</text:p>
      <text:list xml:id="list32721236" text:continue-numbering="true" text:style-name="L2">
        <text:list-header>
          <text:p text:style-name="P2"><text:span text:style-name="Strong_20_Emphasis"><text:span text:style-name="T3"/></text:span></text:p>
        </text:list-header>
      </text:list>
      <text:p text:style-name="Text_20_body"><text:span text:style-name="Strong_20_Emphasis"><text:span text:style-name="T7">Design Wireframes and UI Mockups</text:span></text:span><text:span text:style-name="T7">: </text:span><text:span text:style-name="T4">COMPLETE</text:span></text:p>
      <text:list xml:id="list32728569" text:continue-numbering="true" text:style-name="L2">
        <text:list-header>
          <text:p text:style-name="P29">See WIREMAP_DESKTOP and WIREMAP_MOBILE folders in documentation folder</text:p>
        </text:list-header>
      </text:list>
      <text:p text:style-name="Text_20_body"><text:span text:style-name="Strong_20_Emphasis"><text:span text:style-name="T7">Choose the Tech Stack</text:span></text:span><text:span text:style-name="T7">: </text:span><text:span text:style-name="T4">COMPLETE</text:span></text:p>
      <text:p text:style-name="Text_20_body"><text:span text:style-name="T4"/></text:p>
      <text:h text:style-name="Heading_20_4" text:outline-level="4">Deliverables:</text:h>
      <text:list xml:id="list6654381535651935708" text:style-name="L3">
        <text:list-item>
          <text:p text:style-name="P3">Project scope and MVP features defined</text:p>
        </text:list-item>
        <text:list-item>
          <text:p text:style-name="P3"><text:soft-page-break/>User stories, wireframes, and mockups</text:p>
        </text:list-item>
        <text:list-item>
          <text:p text:style-name="P3">Initial tech stack decision and folder structure in place</text:p>
        </text:list-item>
      </text:list>
      <text:p text:style-name="Horizontal_20_Line"/>
      <text:h text:style-name="Heading_20_3" text:outline-level="3"><text:span text:style-name="Strong_20_Emphasis">Phase 2: Backend &amp; Database Design (2–3 Days)</text:span></text:h>
      <text:p text:style-name="Text_20_body"><text:span text:style-name="Strong_20_Emphasis">Objective:</text:span></text:p>
      <text:list xml:id="list3581747750570778407" text:style-name="L4">
        <text:list-item>
          <text:p text:style-name="P4">Set up the backend logic and design the database schema.</text:p>
        </text:list-item>
      </text:list>
      <text:h text:style-name="Heading_20_4" text:outline-level="4">Tasks:</text:h>
      <text:list xml:id="list826552524598416138" text:style-name="L5">
        <text:list-item>
          <text:p text:style-name="P5"><text:span text:style-name="Strong_20_Emphasis">Set up a Python Web Framework</text:span>:</text:p>
          <text:list>
            <text:list-item>
              <text:p text:style-name="P5">Install <text:span text:style-name="Strong_20_Emphasis">Django</text:span> and set up the basic project structure (routes, views, templates).</text:p>
            </text:list-item>
          </text:list>
        </text:list-item>
        <text:list-item>
          <text:p text:style-name="P5"><text:span text:style-name="Strong_20_Emphasis">Design Database Schema</text:span>:</text:p>
          <text:list>
            <text:list-item>
              <text:p text:style-name="P5">Create models for:</text:p>
              <text:list>
                <text:list-item>
                  <text:p text:style-name="P5"><text:span text:style-name="Strong_20_Emphasis">User</text:span> (id, username, email, password_hash, balance)</text:p>
                </text:list-item>
                <text:list-item>
                  <text:p text:style-name="P5"><text:span text:style-name="Strong_20_Emphasis">Stock</text:span> (ticker, name, last_price)</text:p>
                </text:list-item>
                <text:list-item>
                  <text:p text:style-name="P5"><text:span text:style-name="Strong_20_Emphasis">Holding</text:span> (user_id, stock_id, quantity)</text:p>
                </text:list-item>
                <text:list-item>
                  <text:p text:style-name="P5"><text:span text:style-name="Strong_20_Emphasis">Transaction</text:span> (user_id, stock_id, quantity, price, type, timestamp)</text:p>
                </text:list-item>
              </text:list>
            </text:list-item>
            <text:list-item>
              <text:p text:style-name="P5">Use <text:span text:style-name="Strong_20_Emphasis">SQLAlchemy</text:span> (Flask) or Django’s ORM to create models.</text:p>
            </text:list-item>
          </text:list>
        </text:list-item>
        <text:list-item>
          <text:p text:style-name="P5"><text:span text:style-name="Strong_20_Emphasis">Set Up Database</text:span>:</text:p>
          <text:list>
            <text:list-item>
              <text:p text:style-name="P5">Create the database tables and relationships.</text:p>
            </text:list-item>
            <text:list-item>
              <text:p text:style-name="P5">Perform initial migration and test CRUD operations.</text:p>
            </text:list-item>
          </text:list>
        </text:list-item>
        <text:list-item>
          <text:p text:style-name="P5"><text:span text:style-name="Strong_20_Emphasis">Authentication</text:span>:</text:p>
          <text:list>
            <text:list-item>
              <text:p text:style-name="P5">Implement user authentication using <text:span text:style-name="Strong_20_Emphasis">Flask-Login</text:span> or <text:span text:style-name="Strong_20_Emphasis">Django Auth</text:span>.</text:p>
            </text:list-item>
            <text:list-item>
              <text:p text:style-name="P5">Implement secure password hashing (e.g., bcrypt).</text:p>
            </text:list-item>
          </text:list>
        </text:list-item>
      </text:list>
      <text:h text:style-name="Heading_20_4" text:outline-level="4">Deliverables:</text:h>
      <text:list xml:id="list6512064391162765915" text:style-name="L6">
        <text:list-item>
          <text:p text:style-name="P6">Backend structure with routes and models defined</text:p>
        </text:list-item>
        <text:list-item>
          <text:p text:style-name="P6">Database schema created and migrations performed</text:p>
        </text:list-item>
        <text:list-item>
          <text:p text:style-name="P6">Basic user registration/login functionality implemented</text:p>
        </text:list-item>
      </text:list>
      <text:p text:style-name="Horizontal_20_Line"/>
      <text:h text:style-name="Heading_20_3" text:outline-level="3"><text:span text:style-name="Strong_20_Emphasis">Phase 3: Stock API Integration (2–3 Days)</text:span></text:h>
      <text:p text:style-name="Text_20_body"><text:span text:style-name="Strong_20_Emphasis">Objective:</text:span></text:p>
      <text:list xml:id="list3523840074544094128" text:style-name="L7">
        <text:list-item>
          <text:p text:style-name="P7">Integrate with an external stock API to fetch real-time stock data.</text:p>
        </text:list-item>
      </text:list>
      <text:h text:style-name="Heading_20_4" text:outline-level="4">Tasks:</text:h>
      <text:list xml:id="list8360434929007600160" text:style-name="L8">
        <text:list-item>
          <text:p text:style-name="P8"><text:span text:style-name="Strong_20_Emphasis">Register for a Stock API</text:span>:</text:p>
          <text:list>
            <text:list-item>
              <text:p text:style-name="P8"><text:soft-page-break/>Sign up for a free API key on <text:span text:style-name="Strong_20_Emphasis">Finnhub</text:span>, <text:span text:style-name="Strong_20_Emphasis">Alpha Vantage</text:span>, or a similar stock price API.</text:p>
            </text:list-item>
          </text:list>
        </text:list-item>
        <text:list-item>
          <text:p text:style-name="P8"><text:span text:style-name="Strong_20_Emphasis">API Integration</text:span>:</text:p>
          <text:list>
            <text:list-item>
              <text:p text:style-name="P8">Write a function to fetch real-time stock prices by symbol (e.g., <text:span text:style-name="Source_20_Text">get_stock_price(symbol)</text:span>).</text:p>
            </text:list-item>
            <text:list-item>
              <text:p text:style-name="P8">Ensure the API call is handled securely, with API keys stored in <text:span text:style-name="Source_20_Text">.env</text:span> or environment variables.</text:p>
            </text:list-item>
            <text:list-item>
              <text:p text:style-name="P8">Implement error handling in case of API failure (e.g., invalid symbol or request limit exceeded).</text:p>
            </text:list-item>
          </text:list>
        </text:list-item>
        <text:list-item>
          <text:p text:style-name="P8"><text:span text:style-name="Strong_20_Emphasis">Display Real-Time Data</text:span>:</text:p>
          <text:list>
            <text:list-item>
              <text:p text:style-name="P8">Create a route/view that takes a stock symbol as input and displays the current price.</text:p>
            </text:list-item>
            <text:list-item>
              <text:p text:style-name="P8">Store the price at the time of transaction for later reference.</text:p>
            </text:list-item>
          </text:list>
        </text:list-item>
      </text:list>
      <text:h text:style-name="Heading_20_4" text:outline-level="4">Deliverables:</text:h>
      <text:list xml:id="list5800902404474082840" text:style-name="L9">
        <text:list-item>
          <text:p text:style-name="P9">Real-time stock price fetching and display functionality</text:p>
        </text:list-item>
        <text:list-item>
          <text:p text:style-name="P9">API integration completed, and prices are accessible within the app</text:p>
        </text:list-item>
      </text:list>
      <text:p text:style-name="Horizontal_20_Line"/>
      <text:h text:style-name="Heading_20_3" text:outline-level="3"><text:span text:style-name="Strong_20_Emphasis">Phase 4: User Authentication &amp; Demo Wallet (3–4 Days)</text:span></text:h>
      <text:p text:style-name="Text_20_body"><text:span text:style-name="Strong_20_Emphasis">Objective:</text:span></text:p>
      <text:list xml:id="list496583867759073231" text:style-name="L10">
        <text:list-item>
          <text:p text:style-name="P10">Implement the user registration system, and allocate demo funds.</text:p>
        </text:list-item>
      </text:list>
      <text:h text:style-name="Heading_20_4" text:outline-level="4">Tasks:</text:h>
      <text:list xml:id="list4136120988005290052" text:style-name="L11">
        <text:list-item>
          <text:p text:style-name="P11"><text:span text:style-name="Strong_20_Emphasis">Create User Registration/Login System</text:span>:</text:p>
          <text:list>
            <text:list-item>
              <text:p text:style-name="P11">Use <text:span text:style-name="Strong_20_Emphasis">Flask-Login</text:span> or Django's built-in authentication for managing user login, registration, and session.</text:p>
            </text:list-item>
          </text:list>
        </text:list-item>
        <text:list-item>
          <text:p text:style-name="P11"><text:span text:style-name="Strong_20_Emphasis">Demo Wallet</text:span>:</text:p>
          <text:list>
            <text:list-item>
              <text:p text:style-name="P11">Assign a default balance (e.g., $10,000 in demo funds) to new users upon registration.</text:p>
            </text:list-item>
            <text:list-item>
              <text:p text:style-name="P11">Store the balance in the User model and allow updates on successful buy/sell transactions.</text:p>
            </text:list-item>
          </text:list>
        </text:list-item>
        <text:list-item>
          <text:p text:style-name="P11"><text:span text:style-name="Strong_20_Emphasis">User Dashboard</text:span>:</text:p>
          <text:list>
            <text:list-item>
              <text:p text:style-name="P11">Create a dashboard that shows the current balance, portfolio value, and a summary of recent transactions.</text:p>
            </text:list-item>
          </text:list>
        </text:list-item>
      </text:list>
      <text:h text:style-name="Heading_20_4" text:outline-level="4">Deliverables:</text:h>
      <text:list xml:id="list2819929043618941778" text:style-name="L12">
        <text:list-item>
          <text:p text:style-name="P12">Fully functional user authentication system (login, register, logout)</text:p>
        </text:list-item>
        <text:list-item>
          <text:p text:style-name="P12">Demo wallet with initial funds and balance tracking</text:p>
        </text:list-item>
      </text:list>
      <text:p text:style-name="Horizontal_20_Line"/>
      <text:h text:style-name="Heading_20_3" text:outline-level="3"><text:soft-page-break/><text:span text:style-name="Strong_20_Emphasis">Phase 5: Buy/Sell System with Real-Time Prices (4–5 Days)</text:span></text:h>
      <text:p text:style-name="Text_20_body"><text:span text:style-name="Strong_20_Emphasis">Objective:</text:span></text:p>
      <text:list xml:id="list6400997347687087560" text:style-name="L13">
        <text:list-item>
          <text:p text:style-name="P13">Implement the core trading functionality: buying and selling shares.</text:p>
        </text:list-item>
      </text:list>
      <text:h text:style-name="Heading_20_4" text:outline-level="4">Tasks:</text:h>
      <text:list xml:id="list752816155622993044" text:style-name="L14">
        <text:list-item>
          <text:p text:style-name="P14"><text:span text:style-name="Strong_20_Emphasis">Buy Shares</text:span>:</text:p>
          <text:list>
            <text:list-item>
              <text:p text:style-name="P14">Allow users to input a stock symbol and quantity to buy.</text:p>
            </text:list-item>
            <text:list-item>
              <text:p text:style-name="P14">Check if the user has enough balance.</text:p>
            </text:list-item>
            <text:list-item>
              <text:p text:style-name="P14">Use real-time price from the stock API to calculate the total cost of the purchase.</text:p>
            </text:list-item>
            <text:list-item>
              <text:p text:style-name="P14">Update user balance and holdings.</text:p>
            </text:list-item>
            <text:list-item>
              <text:p text:style-name="P14">Record the transaction in the database.</text:p>
            </text:list-item>
          </text:list>
        </text:list-item>
        <text:list-item>
          <text:p text:style-name="P14"><text:span text:style-name="Strong_20_Emphasis">Sell Shares</text:span>:</text:p>
          <text:list>
            <text:list-item>
              <text:p text:style-name="P14">Allow users to input a stock symbol and quantity to sell.</text:p>
            </text:list-item>
            <text:list-item>
              <text:p text:style-name="P14">Check if the user has enough shares to sell.</text:p>
            </text:list-item>
            <text:list-item>
              <text:p text:style-name="P14">Update user balance and holdings accordingly.</text:p>
            </text:list-item>
            <text:list-item>
              <text:p text:style-name="P14">Record the transaction.</text:p>
            </text:list-item>
          </text:list>
        </text:list-item>
        <text:list-item>
          <text:p text:style-name="P14"><text:span text:style-name="Strong_20_Emphasis">Transaction Confirmation</text:span>:</text:p>
          <text:list>
            <text:list-item>
              <text:p text:style-name="P14">Show success/failure messages when a transaction is completed.</text:p>
            </text:list-item>
            <text:list-item>
              <text:p text:style-name="P14">Ensure users are updated with real-time feedback (e.g., portfolio value, remaining funds).</text:p>
            </text:list-item>
          </text:list>
        </text:list-item>
      </text:list>
      <text:h text:style-name="Heading_20_4" text:outline-level="4">Deliverables:</text:h>
      <text:list xml:id="list8674597182371113105" text:style-name="L15">
        <text:list-item>
          <text:p text:style-name="P15">Buy and sell functionalities working</text:p>
        </text:list-item>
        <text:list-item>
          <text:p text:style-name="P15">Real-time updates to balance and portfolio on successful transactions</text:p>
        </text:list-item>
      </text:list>
      <text:p text:style-name="Horizontal_20_Line"/>
      <text:h text:style-name="Heading_20_3" text:outline-level="3"><text:span text:style-name="Strong_20_Emphasis">Phase 6: Portfolio &amp; Transaction History (3–4 Days)</text:span></text:h>
      <text:p text:style-name="Text_20_body"><text:span text:style-name="Strong_20_Emphasis">Objective:</text:span></text:p>
      <text:list xml:id="list321131031514541885" text:style-name="L16">
        <text:list-item>
          <text:p text:style-name="P16">Implement portfolio view and transaction history for users.</text:p>
        </text:list-item>
      </text:list>
      <text:h text:style-name="Heading_20_4" text:outline-level="4">Tasks:</text:h>
      <text:list xml:id="list1360061706218314353" text:style-name="L17">
        <text:list-item>
          <text:p text:style-name="P17"><text:span text:style-name="Strong_20_Emphasis">Portfolio View</text:span>:</text:p>
          <text:list>
            <text:list-item>
              <text:p text:style-name="P17">Display a list of owned stocks, the quantity owned, the price per share, and the total value of each stock.</text:p>
            </text:list-item>
          </text:list>
        </text:list-item>
        <text:list-item>
          <text:p text:style-name="P17"><text:span text:style-name="Strong_20_Emphasis">Transaction History</text:span>:</text:p>
          <text:list>
            <text:list-item>
              <text:p text:style-name="P17">Display a table of all buy/sell transactions, including stock symbol, quantity, price, and timestamp.</text:p>
            </text:list-item>
          </text:list>
        </text:list-item>
        <text:list-item>
          <text:p text:style-name="P17"><text:soft-page-break/><text:span text:style-name="Strong_20_Emphasis">Real-Time Updates</text:span>:</text:p>
          <text:list>
            <text:list-item>
              <text:p text:style-name="P17">Use AJAX or a manual refresh button to update portfolio values dynamically without refreshing the page.</text:p>
            </text:list-item>
          </text:list>
        </text:list-item>
      </text:list>
      <text:h text:style-name="Heading_20_4" text:outline-level="4">Deliverables:</text:h>
      <text:list xml:id="list4954404077062769711" text:style-name="L18">
        <text:list-item>
          <text:p text:style-name="P18">Portfolio page displaying current holdings and total value</text:p>
        </text:list-item>
        <text:list-item>
          <text:p text:style-name="P18">Transaction history page showing all past trades</text:p>
        </text:list-item>
      </text:list>
      <text:p text:style-name="Horizontal_20_Line"/>
      <text:h text:style-name="Heading_20_3" text:outline-level="3"><text:span text:style-name="Strong_20_Emphasis">Phase 7: Testing (2–3 Days)</text:span></text:h>
      <text:p text:style-name="Text_20_body"><text:span text:style-name="Strong_20_Emphasis">Objective:</text:span></text:p>
      <text:list xml:id="list6854579085530706275" text:style-name="L19">
        <text:list-item>
          <text:p text:style-name="P19">Ensure the application is functioning correctly by performing testing.</text:p>
        </text:list-item>
      </text:list>
      <text:h text:style-name="Heading_20_4" text:outline-level="4">Tasks:</text:h>
      <text:list xml:id="list468077196535171936" text:style-name="L20">
        <text:list-item>
          <text:p text:style-name="P20"><text:span text:style-name="Strong_20_Emphasis">Manual Testing</text:span>:</text:p>
          <text:list>
            <text:list-item>
              <text:p text:style-name="P20">Test user flows: registration, login, buying, selling, and portfolio viewing.</text:p>
            </text:list-item>
            <text:list-item>
              <text:p text:style-name="P20">Test edge cases like invalid stock symbols, insufficient funds, and trying to sell more shares than owned.</text:p>
            </text:list-item>
          </text:list>
        </text:list-item>
        <text:list-item>
          <text:p text:style-name="P20"><text:span text:style-name="Strong_20_Emphasis">Automated Testing (Optional)</text:span>:</text:p>
          <text:list>
            <text:list-item>
              <text:p text:style-name="P20">Use <text:span text:style-name="Strong_20_Emphasis">pytest</text:span> (for Flask) or <text:span text:style-name="Strong_20_Emphasis">Django TestCase</text:span> to write automated tests for critical functions (e.g., buying/selling shares, balance updates).</text:p>
            </text:list-item>
          </text:list>
        </text:list-item>
        <text:list-item>
          <text:p text:style-name="P20"><text:span text:style-name="Strong_20_Emphasis">Bug Fixing</text:span>:</text:p>
          <text:list>
            <text:list-item>
              <text:p text:style-name="P20">Address any issues discovered during testing, ensure smooth user experience.</text:p>
            </text:list-item>
          </text:list>
        </text:list-item>
      </text:list>
      <text:h text:style-name="Heading_20_4" text:outline-level="4">Deliverables:</text:h>
      <text:list xml:id="list3510872504082259905" text:style-name="L21">
        <text:list-item>
          <text:p text:style-name="P21">Comprehensive testing completed</text:p>
        </text:list-item>
        <text:list-item>
          <text:p text:style-name="P21">All critical bugs identified and fixed</text:p>
        </text:list-item>
      </text:list>
      <text:p text:style-name="Horizontal_20_Line"/>
      <text:h text:style-name="Heading_20_3" text:outline-level="3"><text:span text:style-name="Strong_20_Emphasis">Phase 8: Deployment &amp; Documentation (2–3 Days)</text:span></text:h>
      <text:p text:style-name="Text_20_body"><text:span text:style-name="Strong_20_Emphasis">Objective:</text:span></text:p>
      <text:list xml:id="list7961170378785135675" text:style-name="L22">
        <text:list-item>
          <text:p text:style-name="P22">Deploy the app to Heroku and finalize documentation.</text:p>
        </text:list-item>
      </text:list>
      <text:h text:style-name="Heading_20_4" text:outline-level="4">Tasks:</text:h>
      <text:list xml:id="list1667560109523119239" text:style-name="L23">
        <text:list-item>
          <text:p text:style-name="P23"><text:span text:style-name="Strong_20_Emphasis">Prepare for Deployment</text:span>:</text:p>
          <text:list>
            <text:list-item>
              <text:p text:style-name="P23">Create necessary files (<text:span text:style-name="Source_20_Text">Procfile</text:span>, <text:span text:style-name="Source_20_Text">requirements.txt</text:span>, <text:span text:style-name="Source_20_Text">.env</text:span> for API keys).</text:p>
            </text:list-item>
            <text:list-item>
              <text:p text:style-name="P23">Set up PostgreSQL on Heroku and migrate the database.</text:p>
            </text:list-item>
            <text:list-item>
              <text:p text:style-name="P23">Ensure that debug mode is off and that no sensitive keys are pushed to the public repo.</text:p>
            </text:list-item>
          </text:list>
        </text:list-item>
        <text:list-item>
          <text:p text:style-name="P23"><text:soft-page-break/><text:span text:style-name="Strong_20_Emphasis">Deploy</text:span>:</text:p>
          <text:list>
            <text:list-item>
              <text:p text:style-name="P23">Push the code to <text:span text:style-name="Strong_20_Emphasis">Heroku</text:span> or <text:span text:style-name="Strong_20_Emphasis">Render</text:span> and ensure the app is running.</text:p>
            </text:list-item>
          </text:list>
        </text:list-item>
        <text:list-item>
          <text:p text:style-name="P23"><text:span text:style-name="Strong_20_Emphasis">Documentation</text:span>:</text:p>
          <text:list>
            <text:list-item>
              <text:p text:style-name="P23">Update the <text:span text:style-name="Strong_20_Emphasis">README.md</text:span> with the following:</text:p>
              <text:list>
                <text:list-item>
                  <text:p text:style-name="P23">Project overview, features, tech stack</text:p>
                </text:list-item>
                <text:list-item>
                  <text:p text:style-name="P23">Installation steps</text:p>
                </text:list-item>
                <text:list-item>
                  <text:p text:style-name="P23">How to run the app locally</text:p>
                </text:list-item>
                <text:list-item>
                  <text:p text:style-name="P23">Database schema</text:p>
                </text:list-item>
                <text:list-item>
                  <text:p text:style-name="P23">Testing instructions</text:p>
                </text:list-item>
              </text:list>
            </text:list-item>
          </text:list>
        </text:list-item>
      </text:list>
      <text:h text:style-name="Heading_20_4" text:outline-level="4">Deliverables:</text:h>
      <text:list xml:id="list6406213046405660367" text:style-name="L24">
        <text:list-item>
          <text:p text:style-name="P24">App deployed to Heroku or Render</text:p>
        </text:list-item>
        <text:list-item>
          <text:p text:style-name="P24">Final README documentation completed</text:p>
        </text:list-item>
      </text:list>
      <text:p text:style-name="Horizontal_20_Line"/>
      <text:h text:style-name="Heading_20_3" text:outline-level="3"><text:span text:style-name="Strong_20_Emphasis">Phase 9: Security and Polishing (1–2 Days)</text:span></text:h>
      <text:p text:style-name="Text_20_body"><text:span text:style-name="Strong_20_Emphasis">Objective:</text:span></text:p>
      <text:list xml:id="list2265213817252764153" text:style-name="L25">
        <text:list-item>
          <text:p text:style-name="P25">Ensure the app is secure for production and finalize the UI.</text:p>
        </text:list-item>
      </text:list>
      <text:h text:style-name="Heading_20_4" text:outline-level="4">Tasks:</text:h>
      <text:list xml:id="list2127140359255283365" text:style-name="L26">
        <text:list-item>
          <text:p text:style-name="P26"><text:span text:style-name="Strong_20_Emphasis">Security Checks</text:span>:</text:p>
          <text:list>
            <text:list-item>
              <text:p text:style-name="P26">Ensure that sensitive information like API keys is stored securely in environment variables.</text:p>
            </text:list-item>
            <text:list-item>
              <text:p text:style-name="P26">Verify that there is no hardcoded data or commented-out code in production.</text:p>
            </text:list-item>
          </text:list>
        </text:list-item>
        <text:list-item>
          <text:p text:style-name="P26"><text:span text:style-name="Strong_20_Emphasis">UI/UX Polishing</text:span>:</text:p>
          <text:list>
            <text:list-item>
              <text:p text:style-name="P26">Perform a final accessibility check (contrast, labels, focus order).</text:p>
            </text:list-item>
            <text:list-item>
              <text:p text:style-name="P26">Improve the UI/UX if necessary (e.g., add loading indicators for real-time updates).</text:p>
            </text:list-item>
          </text:list>
        </text:list-item>
        <text:list-item>
          <text:p text:style-name="P26"><text:span text:style-name="Strong_20_Emphasis">Final Testing</text:span>:</text:p>
          <text:list>
            <text:list-item>
              <text:p text:style-name="P26">Perform one last round of manual testing.</text:p>
            </text:list-item>
          </text:list>
        </text:list-item>
      </text:list>
      <text:h text:style-name="Heading_20_4" text:outline-level="4">Deliverables:</text:h>
      <text:list xml:id="list1947299394883333895" text:style-name="L27">
        <text:list-item>
          <text:p text:style-name="P27">App is secure and ready for production</text:p>
        </text:list-item>
        <text:list-item>
          <text:p text:style-name="P27">UI/UX polished and tested for accessibility</text:p>
        </text:list-item>
      </text:list>
      <text:p text:style-name="Horizontal_20_Line"/>
      <text:h text:style-name="Heading_20_3" text:outline-level="3"><text:span text:style-name="Strong_20_Emphasis">Estimated Timeline: 3–4 Weeks</text:span></text:h>
      <text:list xml:id="list1827776582580507814" text:style-name="L28">
        <text:list-item>
          <text:p text:style-name="P28"><text:span text:style-name="Strong_20_Emphasis">Total Development Time:</text:span> ~20–25 days (dependent on experience and complexity)</text:p>
        </text:list-item>
        <text:list-item>
          <text:p text:style-name="P28"><text:soft-page-break/><text:span text:style-name="Strong_20_Emphasis">Breakdown:</text:span></text:p>
          <text:list>
            <text:list-item>
              <text:p text:style-name="P28"><text:span text:style-name="Strong_20_Emphasis">Backend Setup and Database Design:</text:span> ~5–7 days</text:p>
            </text:list-item>
            <text:list-item>
              <text:p text:style-name="P28"><text:span text:style-name="Strong_20_Emphasis">API Integration and Stock Trading Logic:</text:span> ~5–6 days</text:p>
            </text:list-item>
            <text:list-item>
              <text:p text:style-name="P28"><text:span text:style-name="Strong_20_Emphasis">Frontend Development (UI, Portfolio, Trading Interface):</text:span> ~5–7 days</text:p>
            </text:list-item>
            <text:list-item>
              <text:p text:style-name="P28"><text:span text:style-name="Strong_20_Emphasis">Testing, Deployment, and Final Touches:</text:span> ~5 days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 G</meta:initial-creator>
    <meta:creation-date>2025-09-16T16:42:13.69</meta:creation-date>
    <dc:date>2025-09-18T12:46:25.55</dc:date>
    <dc:creator>J G</dc:creator>
    <meta:editing-duration>PT2H37M57S</meta:editing-duration>
    <meta:editing-cycles>4</meta:editing-cycles>
    <meta:generator>OpenOffice/4.1.15$Win32 OpenOffice.org_project/4115m2$Build-9813</meta:generator>
    <meta:document-statistic meta:table-count="0" meta:image-count="0" meta:object-count="0" meta:page-count="7" meta:paragraph-count="167" meta:word-count="1353" meta:character-count="8196"/>
  </office:meta>
</office:document-meta>
</file>